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Jacob Game Thoughts</text:span></text:p>
      <text:p text:style-name="P1"><text:span text:style-name="T2"/></text:p>
      <text:p text:style-name="P1"><text:span text:style-name="T3">-What is the game called? A working title or codename designation will do. And a version number ....</text:span></text:p>
      <text:p text:style-name="P1"><text:span text:style-name="T4"/></text:p>
      <text:p text:style-name="P1"><text:span text:style-name="T4">#########</text:span></text:p>
      <text:p text:style-name="P1"><text:span text:style-name="T5">I believe that two websites are needed. One for the main game page (it should contain the forums, main game info, a place to create and account and a place to login and a place to reset your password)</text:span></text:p>
      <text:p text:style-name="P1"><text:span text:style-name="T5">The second website would be the actual game and would be a subsidary of the original site.</text:span></text:p>
      <text:p text:style-name="P1"><text:span text:style-name="T5">eg.<text:s/></text:span><text:a xlink:href="http://www.jacobgame.com/index.html"><text:span text:style-name="T7">www.jacobgame.com/index.html</text:span></text:a><text:span text:style-name="T8"><text:s/>(index is actually just inferred and invisible).</text:span></text:p>
      <text:p text:style-name="P1"><text:a xlink:href="http://www.jacobgame.com/username/profile"><text:span text:style-name="T10">www.jacobgame.com/username/profile</text:span></text:a><text:span text:style-name="T11"><text:s/>(or some other thing like /town or /inventory)</text:span></text:p>
      <text:p text:style-name="P1"><text:span text:style-name="T11">Basically a prelogon site and a postlogon site.</text:span></text:p>
      <text:p text:style-name="P1"><text:span text:style-name="T11"/></text:p>
      <text:p text:style-name="P1"><text:span text:style-name="T11">#########</text:span></text:p>
      <text:p text:style-name="P1"><text:span text:style-name="T11">MORE ABSTRACTION is needed. Lots more. This means that all code should be broken up into small chunks with more files in more folders and more classes and more derived information. Partitcularly the main app.py and the main home.html files.</text:span></text:p>
      <text:p text:style-name="P1"><text:span text:style-name="T11">##########</text:span></text:p>
      <text:p text:style-name="P1"><text:span text:style-name="T11">Data entry editors are needed. Like map editors basically things that you build to make your work more generic and less error pron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